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ed0d" officeooo:paragraph-rsid="001ded0d"/>
    </style:style>
    <style:style style:name="P2" style:family="paragraph" style:parent-style-name="Standard">
      <style:text-properties officeooo:rsid="001ded0d" officeooo:paragraph-rsid="001fd6da"/>
    </style:style>
    <style:style style:name="P3" style:family="paragraph" style:parent-style-name="Standard">
      <style:text-properties fo:font-weight="bold" officeooo:rsid="001ded0d" officeooo:paragraph-rsid="001ded0d" style:font-weight-asian="bold" style:font-weight-complex="bold"/>
    </style:style>
    <style:style style:name="P4" style:family="paragraph" style:parent-style-name="Standard">
      <style:text-properties fo:font-weight="bold" officeooo:rsid="001e8d08" officeooo:paragraph-rsid="001e8d08" style:font-weight-asian="bold" style:font-weight-complex="bold"/>
    </style:style>
    <style:style style:name="P5" style:family="paragraph" style:parent-style-name="Standard">
      <style:text-properties fo:font-weight="bold" officeooo:rsid="0021453e" officeooo:paragraph-rsid="0021453e" style:font-weight-asian="bold" style:font-weight-complex="bold"/>
    </style:style>
    <style:style style:name="P6" style:family="paragraph" style:parent-style-name="Standard">
      <style:text-properties fo:font-weight="bold" officeooo:rsid="0021b764" officeooo:paragraph-rsid="0021b76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ded0d" officeooo:paragraph-rsid="001ded0d" fo:background-color="#ffff00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1b764" officeooo:paragraph-rsid="0021b764"/>
    </style:style>
    <style:style style:name="P9" style:family="paragraph" style:parent-style-name="Standard">
      <style:text-properties officeooo:rsid="0021b764" officeooo:paragraph-rsid="00234e2a"/>
    </style:style>
    <style:style style:name="P10" style:family="paragraph" style:parent-style-name="Standard">
      <style:text-properties officeooo:rsid="0021b764" officeooo:paragraph-rsid="0024383d"/>
    </style:style>
    <style:style style:name="P11" style:family="paragraph" style:parent-style-name="Standard">
      <style:text-properties officeooo:paragraph-rsid="0021b764"/>
    </style:style>
    <style:style style:name="P12" style:family="paragraph" style:parent-style-name="Standard">
      <style:text-properties officeooo:rsid="00230a32" officeooo:paragraph-rsid="00230a32"/>
    </style:style>
    <style:style style:name="P13" style:family="paragraph" style:parent-style-name="Standard">
      <style:text-properties officeooo:paragraph-rsid="001ded0d"/>
    </style:style>
    <style:style style:name="T1" style:family="text">
      <style:text-properties officeooo:rsid="001e8d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b764"/>
    </style:style>
    <style:style style:name="T4" style:family="text">
      <style:text-properties officeooo:rsid="00230a32"/>
    </style:style>
    <style:style style:name="T5" style:family="text">
      <style:text-properties officeooo:rsid="00234e2a"/>
    </style:style>
    <style:style style:name="T6" style:family="text">
      <style:text-properties officeooo:rsid="002438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I/CD Project ideas:</text:p>
      <text:p text:style-name="P1"/>
      <text:p text:style-name="P5">Technologies:</text:p>
      <text:p text:style-name="P9">DevOps, CI/CD, Jenkins, </text:p>
      <text:p text:style-name="P9"/>
      <text:p text:style-name="P9">Python</text:p>
      <text:p text:style-name="P9"/>
      <text:p text:style-name="P9">Kubernetes, Docker, Helm, </text:p>
      <text:p text:style-name="P9"/>
      <text:p text:style-name="P10">Nginx as webserver, Terraform, Prometheus, </text:p>
      <text:p text:style-name="P10"/>
      <text:p text:style-name="P10"><text:span text:style-name="T6">Monitoring/Loggin: </text:span>Grafana, Elasticsearch, Logstash</text:p>
      <text:p text:style-name="P9"/>
      <text:p text:style-name="P9">Security on Docker, the environment, <text:span text:style-name="T6">Linux</text:span>, <text:span text:style-name="T6">etc.</text:span> </text:p>
      <text:p text:style-name="P8"/>
      <text:p text:style-name="P9">API, </text:p>
      <text:p text:style-name="P8"/>
      <text:p text:style-name="P6">Tutorials/Procedures/Best Practices:</text:p>
      <text:p text:style-name="P11"><text:a xlink:type="simple" xlink:href="https://github.com/imthenachoman/How-To-Secure-A-Linux-Server" text:style-name="Internet_20_link" text:visited-style-name="Visited_20_Internet_20_Link"><text:span text:style-name="T3">How to secure a Linux server</text:span></text:a></text:p>
      <text:p text:style-name="P13"><text:a xlink:type="simple" xlink:href="https://twitter.com/sidpalas/status/1634194026500096000" text:style-name="Internet_20_link" text:visited-style-name="Visited_20_Internet_20_Link"><text:span text:style-name="T4">Secure Docker Containers</text:span></text:a></text:p>
      <text:p text:style-name="P13"><text:a xlink:type="simple" xlink:href="https://blog.brainboard.co/chatgpt-for-devops-best-practices-use-cases-and-warnings-487b02acba3" text:style-name="Internet_20_link" text:visited-style-name="Visited_20_Internet_20_Link"/></text:p>
      <text:p text:style-name="P13"><text:a xlink:type="simple" xlink:href="https://blog.brainboard.co/chatgpt-for-devops-best-practices-use-cases-and-warnings-487b02acba3" text:style-name="Internet_20_link" text:visited-style-name="Visited_20_Internet_20_Link"><text:span text:style-name="T4">ChatGPT for DevOps: Best practices</text:span></text:a></text:p>
      <text:p text:style-name="P12"><text:a xlink:type="simple" xlink:href="https://twitter.com/alexxubyte/status/1638567471857958913" text:style-name="Internet_20_link" text:visited-style-name="Visited_20_Internet_20_Link">HTTP Status codes</text:a></text:p>
      <text:p text:style-name="P13"><text:a xlink:type="simple" xlink:href="https://blog.devgenius.io/devops-in-linux-systemd-introduction-db7f49cb566b" text:style-name="Internet_20_link" text:visited-style-name="Visited_20_Internet_20_Link"><text:span text:style-name="T4">SystemD</text:span></text:a></text:p>
      <text:p text:style-name="P1"/>
      <text:p text:style-name="P1"/>
      <text:p text:style-name="P3">Question:</text:p>
      <text:p text:style-name="P1">Get me a CI/CD project to do for learning, get me different technologies using jenkins, involving K8s, monitoring systems and more things</text:p>
      <text:p text:style-name="P1"/>
      <text:p text:style-name="P3">Answer:</text:p>
      <text:p text:style-name="P1">Sure! Here's a sample CI/CD project using Jenkins that involves several technologies:</text:p>
      <text:p text:style-name="P1"/>
      <text:p text:style-name="P1">Project Overview:</text:p>
      <text:p text:style-name="P1"/>
      <text:p text:style-name="P1">The project is a web application built using Java and Spring Boot.</text:p>
      <text:p text:style-name="P1">The application is deployed to a Kubernetes cluster using Helm.</text:p>
      <text:p text:style-name="P1">Continuous Integration (CI) is implemented using Jenkins.</text:p>
      <text:p text:style-name="P1">Continuous Deployment (CD) is implemented using Helm, Kubernetes, and Prometheus.</text:p>
      <text:p text:style-name="P1">Monitoring is implemented using Prometheus and Grafana.</text:p>
      <text:p text:style-name="P1">Here are the high-level steps involved in the project:</text:p>
      <text:p text:style-name="P1"/>
      <text:p text:style-name="P1">Set up a Kubernetes cluster on a cloud provider (e.g. Google Cloud Platform, Amazon Web Services).</text:p>
      <text:p text:style-name="P1">Install and configure Helm and Tiller on the Kubernetes cluster.</text:p>
      <text:p text:style-name="P1">Create a Spring Boot application and host the code in a Git repository (e.g. GitHub).</text:p>
      <text:p text:style-name="P1">Configure Jenkins to build the application whenever a new commit is pushed to the Git repository.</text:p>
      <text:p text:style-name="P1">Configure Jenkins to run unit tests and integration tests as part of the build process.</text:p>
      <text:p text:style-name="P1">Build a Docker image of the application and push it to a Docker registry (e.g. Docker Hub).</text:p>
      <text:p text:style-name="P1">Create a Helm chart for the application.</text:p>
      <text:p text:style-name="P1">Configure Jenkins to deploy the application to the Kubernetes cluster using Helm whenever a new Docker image is pushed to the Docker registry.</text:p>
      <text:p text:style-name="P1"><text:soft-page-break/>Set up Prometheus to monitor the application and the Kubernetes cluster.</text:p>
      <text:p text:style-name="P1">Configure Grafana to display the metrics collected by Prometheus.</text:p>
      <text:p text:style-name="P1">Here are some additional tasks you can consider:</text:p>
      <text:p text:style-name="P1"/>
      <text:p text:style-name="P1">Configure Jenkins to run automated security scans on the Docker images before they are pushed to the Docker registry.</text:p>
      <text:p text:style-name="P1">Use Kubernetes to scale the application horizontally based on the load.</text:p>
      <text:p text:style-name="P1">Use Jenkins to automatically roll back the deployment to a previous version if the application fails to start or crashes.</text:p>
      <text:p text:style-name="P1">Set up an alerting system using Prometheus and Alertmanager to send notifications when critical metrics go beyond certain thresholds.</text:p>
      <text:p text:style-name="P1">This is just a sample project, and you can modify it based on your interests and skill level. Good luck with your learning!</text:p>
      <text:p text:style-name="P1"/>
      <text:p text:style-name="P2">------------------------------------------------------------------------------------------------------</text:p>
      <text:p text:style-name="P2"/>
      <text:p text:style-name="P4">Question:</text:p>
      <text:p text:style-name="P1"><text:span text:style-name="T1">D</text:span>o the same using Python</text:p>
      <text:p text:style-name="P1"/>
      <text:p text:style-name="P4">Answer:</text:p>
      <text:p text:style-name="P4"><text:span text:style-name="T2">Create a Python web application using a framework like Flask or Django. This application can have multiple endpoints that return simple text or JSON responses.</text:span></text:p>
      <text:p text:style-name="P4"><text:span text:style-name="T2"/></text:p>
      <text:p text:style-name="P4"><text:span text:style-name="T2">Set up a Git repository for the project on a Git hosting platform like GitHub or GitLab.</text:span></text:p>
      <text:p text:style-name="P4"><text:span text:style-name="T2"/></text:p>
      <text:p text:style-name="P4"><text:span text:style-name="T2">Install Jenkins on a server or spin up a Jenkins instance on a cloud platform like AWS or GCP.</text:span></text:p>
      <text:p text:style-name="P4"><text:span text:style-name="T2"/></text:p>
      <text:p text:style-name="P4"><text:span text:style-name="T2">Create a Jenkins pipeline that automates the following steps:</text:span></text:p>
      <text:p text:style-name="P4"><text:span text:style-name="T2"/></text:p>
      <text:p text:style-name="P4"><text:span text:style-name="T2">Clone the repository containing the Python application code</text:span></text:p>
      <text:p text:style-name="P4"><text:span text:style-name="T2">Install any necessary Python dependencies using pip</text:span></text:p>
      <text:p text:style-name="P4"><text:span text:style-name="T2">Run tests using a Python testing framework like pytest or unittest</text:span></text:p>
      <text:p text:style-name="P4"><text:span text:style-name="T2">Build a Docker image of the application and push it to a container registry like Docker Hub or AWS ECR</text:span></text:p>
      <text:p text:style-name="P4"><text:span text:style-name="T2">Deploy the Docker image to a Kubernetes cluster using Kubernetes manifests or Helm charts</text:span></text:p>
      <text:p text:style-name="P4"><text:span text:style-name="T2">Set up monitoring for the application using a tool like Prometheus or Grafana</text:span></text:p>
      <text:p text:style-name="P4"><text:span text:style-name="T2">Configure the pipeline to run automatically whenever changes are pushed to the repository.</text:span></text:p>
      <text:p text:style-name="P4"><text:span text:style-name="T2"/></text:p>
      <text:p text:style-name="P4"><text:span text:style-name="T2">Add additional stages to the pipeline for tasks like manual approval before deployment to production.</text:span></text:p>
      <text:p text:style-name="P4"><text:span text:style-name="T2"/></text:p>
      <text:p text:style-name="P4"><text:span text:style-name="T2">Experiment with different monitoring and logging tools to gain insight into the performance and behavior of the application.</text:span></text:p>
      <text:p text:style-name="P4"><text:span text:style-name="T2"/></text:p>
      <text:p text:style-name="P4"><text:span text:style-name="T2">This project will give you hands-on experience with a range of technologies including Python, Flask or Django, Git, Jenkins, Docker, Kubernetes, Prometheus, and Grafana. You'll also learn about CI/CD best practices and gain valuable experience setting up an automated pipeline for a modern web applic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5T18:58:56.817674747</meta:creation-date>
    <dc:date>2023-05-16T10:33:57.314177512</dc:date>
    <dc:creator>sdfgsdfg sdfgsdfgsd</dc:creator>
    <meta:editing-duration>PT15H34M57S</meta:editing-duration>
    <meta:editing-cycles>8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60" meta:word-count="622" meta:character-count="4077" meta:non-whitespace-character-count="3510"/>
  </office:meta>
</office:document-meta>
</file>